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200000034C0000034DE7239514DF97E77F.svm" manifest:media-type="image/x-svm"/>
  <manifest:file-entry manifest:full-path="Pictures/1000027A0000027B0000027B5A216AAFAF896016.svg" manifest:media-type="image/svg+xml"/>
  <manifest:file-entry manifest:full-path="Pictures/1000020000000020000000208B4F7B00D32B1F9A.png" manifest:media-type="image/png"/>
  <manifest:file-entry manifest:full-path="Pictures/10000201000003E8000003E8DBCCCB19B6B48CCF.png" manifest:media-type="image/png"/>
  <manifest:file-entry manifest:full-path="Pictures/100002010000001800000018F5EED7EEEA9227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228cm" fo:min-width="1.978cm" fo:padding-top="0.151cm" fo:padding-bottom="0.151cm" fo:padding-left="0.276cm" fo:padding-right="0.27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76cm" fo:min-width="2.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4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017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017cm" fo:min-width="0.2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013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013cm" fo:min-width="0.20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018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018cm" fo:min-width="0.20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63cm"/>
    </style:style>
    <style:style style:name="gr17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0.249cm" fo:min-width="0cm" fo:padding-top="0.213cm" fo:padding-bottom="0.213cm" fo:padding-left="0.338cm" fo:padding-right="0.338cm"/>
    </style:style>
    <style:style style:name="gr18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02cm" fo:min-width="0cm" fo:padding-top="0.213cm" fo:padding-bottom="0.213cm" fo:padding-left="0.338cm" fo:padding-right="0.338cm"/>
    </style:style>
    <style:style style:name="gr19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51cm" fo:min-width="0cm" fo:padding-top="0.213cm" fo:padding-bottom="0.213cm" fo:padding-left="0.338cm" fo:padding-right="0.338cm"/>
    </style:style>
    <style:style style:name="gr20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0.49cm" fo:min-width="0cm" fo:padding-top="0.213cm" fo:padding-bottom="0.213cm" fo:padding-left="0.338cm" fo:padding-right="0.338cm"/>
    </style:style>
    <style:style style:name="gr21" style:family="graphic" style:parent-style-name="objectwithoutfill">
      <style:graphic-properties svg:stroke-width="0.176cm" svg:stroke-color="#000000" draw:marker-start-width="0.463cm" draw:marker-end-width="0.463cm" draw:fill="solid" draw:textarea-vertical-align="middle" fo:padding-top="0.212cm" fo:padding-bottom="0.212cm" fo:padding-left="0.337cm" fo:padding-right="0.3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4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31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22cm" fo:min-width="0.422cm" fo:padding-top="0.139cm" fo:padding-bottom="0.139cm" fo:padding-left="0.264cm" fo:padding-right="0.264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007cm" svg:stroke-color="#000000" draw:marker-start-width="0.211cm" draw:marker-end-width="0.211cm" draw:fill="solid" draw:textarea-vertical-align="middle" fo:padding-top="0.129cm" fo:padding-bottom="0.129cm" fo:padding-left="0.254cm" fo:padding-right="0.254cm"/>
    </style:style>
    <style:style style:name="gr37" style:family="graphic" style:parent-style-name="standard">
      <style:graphic-properties svg:stroke-width="0.035cm" svg:stroke-color="#000000" draw:marker-start-width="0.464cm" draw:marker-end-width="0.464cm" draw:fill-color="#ffffff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38" style:family="graphic" style:parent-style-name="standard">
      <style:graphic-properties svg:stroke-width="0.035cm" svg:stroke-color="#000000" draw:marker-start-width="0.464cm" draw:marker-end-width="0.464cm" draw:fill-color="#ffffff" draw:textarea-horizontal-align="justify" draw:textarea-vertical-align="middle" draw:auto-grow-height="false" fo:min-height="0.093cm" fo:min-width="0cm" fo:padding-top="0.143cm" fo:padding-bottom="0.143cm" fo:padding-left="0.268cm" fo:padding-right="0.268cm"/>
    </style:style>
    <style:style style:name="gr39" style:family="graphic" style:parent-style-name="standard">
      <style:graphic-properties svg:stroke-width="0.035cm" svg:stroke-color="#000000" draw:marker-start-width="0.464cm" draw:marker-end-width="0.464cm" draw:fill-color="#ffffff" draw:textarea-horizontal-align="justify" draw:textarea-vertical-align="middle" draw:auto-grow-height="false" fo:min-height="0.22cm" fo:min-width="0cm" fo:padding-top="0.143cm" fo:padding-bottom="0.143cm" fo:padding-left="0.268cm" fo:padding-right="0.268cm"/>
    </style:style>
    <style:style style:name="gr40" style:family="graphic" style:parent-style-name="objectwithoutfill">
      <style:graphic-properties svg:stroke-width="0.035cm" svg:stroke-color="#000000" draw:marker-start-width="0.463cm" draw:marker-end-width="0.463cm" draw:fill="solid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2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</style:style>
    <style:style style:name="P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578cm" svg:height="3.578cm" svg:x="1.757cm" svg:y="5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025cm" svg:height="2.027cm" svg:x="2.534cm" svg:y="6.774cm">
            <draw:image xlink:href="Pictures/200000200000034C0000034DE7239514DF97E77F.svm" xlink:type="simple" xlink:show="embed" xlink:actuate="onLoad" loext:mime-type="image/x-svm">
              <text:p/>
            </draw:image>
            <draw:image xlink:href="Pictures/1000020000000020000000208B4F7B00D32B1F9A.png" xlink:type="simple" xlink:show="embed" xlink:actuate="onLoad" loext:mime-type="image/png"/>
          </draw:frame>
          <draw:frame draw:style-name="gr3" draw:text-style-name="P4" draw:layer="layout" svg:width="2.83cm" svg:height="1.026cm" svg:x="2.131cm" svg:y="6.001cm">
            <draw:text-box>
              <text:p text:style-name="P3">Internet</text:p>
            </draw:text-box>
          </draw:frame>
        </draw:g>
        <draw:frame draw:style-name="gr4" draw:text-style-name="P5" draw:layer="layout" svg:width="5.051cm" svg:height="0.878cm" svg:x="1.149cm" svg:y="4.6cm">
          <draw:text-box>
            <text:p><text:span text:style-name="T1">Raw data source</text:span></text:p>
          </draw:text-box>
        </draw:frame>
        <draw:g>
          <draw:custom-shape draw:style-name="gr1" draw:text-style-name="P1" draw:layer="layout" svg:width="3.578cm" svg:height="3.578cm" svg:x="8.863cm" svg:y="5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1cm" svg:height="2.1cm" svg:x="9.602cm" svg:y="6.279cm">
            <draw:image xlink:href="Pictures/10000201000003E8000003E8DBCCCB19B6B48CCF.png" xlink:type="simple" xlink:show="embed" xlink:actuate="onLoad" loext:mime-type="image/png">
              <text:p/>
            </draw:image>
          </draw:frame>
        </draw:g>
        <draw:frame draw:style-name="gr5" draw:text-style-name="P5" draw:layer="layout" svg:width="3.177cm" svg:height="0.962cm" svg:x="9.064cm" svg:y="4.6cm">
          <draw:text-box>
            <text:p><text:span text:style-name="T1">Raw data</text:span></text:p>
          </draw:text-box>
        </draw:frame>
        <draw:g>
          <draw:custom-shape draw:style-name="gr1" draw:text-style-name="P1" draw:layer="layout" svg:width="3.578cm" svg:height="3.578cm" svg:x="15.954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custom-shape draw:style-name="gr6" draw:text-style-name="P6" draw:layer="layout" svg:width="0.53cm" svg:height="0.301cm" svg:x="16.843cm" svg:y="6.4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53cm" svg:height="0.301cm" svg:x="18.113cm" svg:y="6.4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74cm" svg:height="0.301cm" svg:x="17.373cm" svg:y="6.4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8" draw:text-style-name="P6" draw:layer="layout" svg:width="0.53cm" svg:height="0.297cm" svg:x="16.843cm" svg:y="6.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6" draw:layer="layout" svg:width="0.53cm" svg:height="0.297cm" svg:x="18.113cm" svg:y="6.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74cm" svg:height="0.297cm" svg:x="17.373cm" svg:y="6.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0" draw:text-style-name="P6" draw:layer="layout" svg:width="0.53cm" svg:height="0.302cm" svg:x="16.843cm" svg:y="7.0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6" draw:layer="layout" svg:width="0.53cm" svg:height="0.302cm" svg:x="18.113cm" svg:y="7.0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6" draw:layer="layout" svg:width="0.74cm" svg:height="0.302cm" svg:x="17.373cm" svg:y="7.0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" draw:text-style-name="P6" draw:layer="layout" svg:width="0.53cm" svg:height="0.301cm" svg:x="16.843cm" svg:y="7.3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53cm" svg:height="0.301cm" svg:x="18.113cm" svg:y="7.3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74cm" svg:height="0.301cm" svg:x="17.373cm" svg:y="7.3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8" draw:text-style-name="P6" draw:layer="layout" svg:width="0.53cm" svg:height="0.297cm" svg:x="16.843cm" svg:y="7.6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6" draw:layer="layout" svg:width="0.53cm" svg:height="0.297cm" svg:x="18.113cm" svg:y="7.6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74cm" svg:height="0.297cm" svg:x="17.373cm" svg:y="7.6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0" draw:text-style-name="P6" draw:layer="layout" svg:width="0.53cm" svg:height="0.302cm" svg:x="16.843cm" svg:y="7.9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6" draw:layer="layout" svg:width="0.53cm" svg:height="0.302cm" svg:x="18.113cm" svg:y="7.9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6" draw:layer="layout" svg:width="0.74cm" svg:height="0.302cm" svg:x="17.373cm" svg:y="7.9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frame draw:style-name="gr12" draw:text-style-name="P5" draw:layer="layout" svg:width="4.025cm" svg:height="1.505cm" svg:x="15.675cm" svg:y="4.6cm">
          <draw:text-box>
            <text:p><text:span text:style-name="T1">Cleaned data</text:span></text:p>
          </draw:text-box>
        </draw:frame>
        <draw:g xml:id="id1" draw:id="id1">
          <draw:custom-shape draw:style-name="gr1" draw:text-style-name="P1" draw:layer="layout" svg:width="3.578cm" svg:height="3.578cm" svg:x="23.043cm" svg:y="5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8cm" svg:height="1.8cm" svg:x="23.932cm" svg:y="6.429cm">
            <draw:image xlink:href="Pictures/1000027A0000027B0000027B5A216AAFAF896016.svg" xlink:type="simple" xlink:show="embed" xlink:actuate="onLoad" loext:mime-type="image/svg+xml">
              <text:p/>
            </draw:image>
            <draw:image xlink:href="Pictures/100002010000001800000018F5EED7EEEA92272D.png" xlink:type="simple" xlink:show="embed" xlink:actuate="onLoad" loext:mime-type="image/png"/>
          </draw:frame>
        </draw:g>
        <draw:frame draw:style-name="gr13" draw:text-style-name="P5" draw:layer="layout" svg:width="3.004cm" svg:height="0.878cm" svg:x="23.375cm" svg:y="4.6cm">
          <draw:text-box>
            <text:p><text:span text:style-name="T1">Database</text:span></text:p>
          </draw:text-box>
        </draw:frame>
        <draw:frame draw:style-name="gr14" draw:text-style-name="P5" draw:layer="layout" svg:width="5.286cm" svg:height="0.878cm" svg:x="0.9cm" svg:y="12.507cm">
          <draw:text-box>
            <text:p><text:span text:style-name="T1">Analytical dataset</text:span></text:p>
          </draw:text-box>
        </draw:frame>
        <draw:g xml:id="id2" draw:id="id2">
          <draw:custom-shape draw:style-name="gr1" draw:text-style-name="P1" draw:layer="layout" svg:width="3.578cm" svg:height="3.578cm" svg:x="1.757cm" svg:y="13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custom-shape draw:style-name="gr6" draw:text-style-name="P6" draw:layer="layout" svg:width="0.53cm" svg:height="0.301cm" svg:x="2.595cm" svg:y="14.4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53cm" svg:height="0.301cm" svg:x="3.865cm" svg:y="14.4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74cm" svg:height="0.301cm" svg:x="3.125cm" svg:y="14.4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8" draw:text-style-name="P6" draw:layer="layout" svg:width="0.53cm" svg:height="0.297cm" svg:x="2.595cm" svg:y="14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6" draw:layer="layout" svg:width="0.53cm" svg:height="0.297cm" svg:x="3.865cm" svg:y="14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74cm" svg:height="0.297cm" svg:x="3.125cm" svg:y="14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0" draw:text-style-name="P6" draw:layer="layout" svg:width="0.53cm" svg:height="0.302cm" svg:x="2.595cm" svg:y="15.0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6" draw:layer="layout" svg:width="0.53cm" svg:height="0.302cm" svg:x="3.865cm" svg:y="15.0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6" draw:layer="layout" svg:width="0.74cm" svg:height="0.302cm" svg:x="3.125cm" svg:y="15.0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" draw:text-style-name="P6" draw:layer="layout" svg:width="0.53cm" svg:height="0.301cm" svg:x="2.595cm" svg:y="15.3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53cm" svg:height="0.301cm" svg:x="3.865cm" svg:y="15.3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74cm" svg:height="0.301cm" svg:x="3.125cm" svg:y="15.3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8" draw:text-style-name="P6" draw:layer="layout" svg:width="0.53cm" svg:height="0.297cm" svg:x="2.595cm" svg:y="15.6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6" draw:layer="layout" svg:width="0.53cm" svg:height="0.297cm" svg:x="3.865cm" svg:y="15.6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74cm" svg:height="0.297cm" svg:x="3.125cm" svg:y="15.6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0" draw:text-style-name="P6" draw:layer="layout" svg:width="0.53cm" svg:height="0.302cm" svg:x="2.595cm" svg:y="15.9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6" draw:layer="layout" svg:width="0.53cm" svg:height="0.302cm" svg:x="3.865cm" svg:y="15.9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6" draw:layer="layout" svg:width="0.74cm" svg:height="0.302cm" svg:x="3.125cm" svg:y="15.9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custom-shape draw:style-name="gr1" draw:text-style-name="P1" draw:layer="layout" svg:width="3.578cm" svg:height="3.578cm" svg:x="8.863cm" svg:y="13.5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3.2cm" svg:height="1.067cm" svg:x="9.052cm" svg:y="14.803cm">
            <draw:text-box>
              <text:p>β= 0.162</text:p>
            </draw:text-box>
          </draw:frame>
        </draw:g>
        <draw:frame draw:style-name="gr16" draw:text-style-name="P5" draw:layer="layout" svg:width="5.163cm" svg:height="0.878cm" svg:x="8.1cm" svg:y="12.507cm">
          <draw:text-box>
            <text:p><text:span text:style-name="T1">Statistical results</text:span></text:p>
          </draw:text-box>
        </draw:frame>
        <draw:g>
          <draw:custom-shape draw:style-name="gr1" draw:text-style-name="P1" draw:layer="layout" svg:width="3.578cm" svg:height="3.578cm" svg:x="15.954cm" svg:y="13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7" draw:text-style-name="P6" draw:layer="layout" svg:width="0.336cm" svg:height="0.675cm" svg:x="16.595cm" svg:y="15.62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6" draw:layer="layout" svg:width="0.334cm" svg:height="1.446cm" svg:x="17.222cm" svg:y="14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0.333cm" svg:height="1.936cm" svg:x="17.89cm" svg:y="14.3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0.335cm" svg:height="0.916cm" svg:x="18.556cm" svg:y="15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8" draw:layer="layout" svg:x1="16.593cm" svg:y1="16.304cm" svg:x2="18.893cm" svg:y2="16.304cm">
              <text:p/>
            </draw:line>
          </draw:g>
        </draw:g>
        <draw:frame draw:style-name="gr22" draw:text-style-name="P5" draw:layer="layout" svg:width="3.931cm" svg:height="0.878cm" svg:x="15.769cm" svg:y="12.507cm">
          <draw:text-box>
            <text:p><text:span text:style-name="T1">Visualization</text:span></text:p>
          </draw:text-box>
        </draw:frame>
        <draw:frame draw:style-name="gr23" draw:text-style-name="P5" draw:layer="layout" svg:width="4.13cm" svg:height="0.962cm" svg:x="22.77cm" svg:y="12.465cm">
          <draw:text-box>
            <text:p><text:span text:style-name="T1">Data product</text:span></text:p>
          </draw:text-box>
        </draw:frame>
        <draw:line draw:style-name="gr24" draw:text-style-name="P8" draw:layer="layout" svg:x1="5.343cm" svg:y1="7.273cm" svg:x2="8.843cm" svg:y2="7.273cm">
          <text:p/>
        </draw:line>
        <draw:frame draw:style-name="gr25" draw:text-style-name="P9" draw:layer="layout" svg:width="3.1cm" svg:height="0.725cm" svg:x="5.543cm" svg:y="6.311cm">
          <draw:text-box>
            <text:p><text:span text:style-name="T2">gather/collect</text:span></text:p>
          </draw:text-box>
        </draw:frame>
        <draw:line draw:style-name="gr24" draw:text-style-name="P8" draw:layer="layout" svg:x1="12.443cm" svg:y1="7.273cm" svg:x2="15.943cm" svg:y2="7.273cm">
          <text:p/>
        </draw:line>
        <draw:frame draw:style-name="gr26" draw:text-style-name="P10" draw:layer="layout" svg:width="1.687cm" svg:height="0.806cm" svg:x="13.35cm" svg:y="6.311cm">
          <draw:text-box>
            <text:p><text:span text:style-name="T3">clean</text:span></text:p>
          </draw:text-box>
        </draw:frame>
        <draw:line draw:style-name="gr24" draw:text-style-name="P8" draw:layer="layout" svg:x1="19.543cm" svg:y1="7.273cm" svg:x2="23.043cm" svg:y2="7.273cm">
          <text:p/>
        </draw:line>
        <draw:frame draw:style-name="gr27" draw:text-style-name="P10" draw:layer="layout" svg:width="1.607cm" svg:height="0.806cm" svg:x="20.49cm" svg:y="6.311cm">
          <draw:text-box>
            <text:p><text:span text:style-name="T3">store</text:span></text:p>
          </draw:text-box>
        </draw:frame>
        <draw:connector draw:style-name="gr24" draw:text-style-name="P8" draw:layer="layout" draw:line-skew="0cm 0cm -0.53cm" svg:x1="26.621cm" svg:y1="7.329cm" svg:x2="1.757cm" svg:y2="15.336cm" draw:start-shape="id1" draw:start-glue-point="1" draw:end-shape="id2" draw:end-glue-point="3" svg:d="M26621 7329h528v4004h-26449v4003h1057" svg:viewBox="0 0 26450 8008">
          <text:p/>
        </draw:connector>
        <draw:line draw:style-name="gr24" draw:text-style-name="P8" draw:layer="layout" svg:x1="19.532cm" svg:y1="15.336cm" svg:x2="23.043cm" svg:y2="15.336cm">
          <text:p/>
        </draw:line>
        <draw:line draw:style-name="gr24" draw:text-style-name="P8" draw:layer="layout" svg:x1="12.441cm" svg:y1="15.336cm" svg:x2="15.954cm" svg:y2="15.336cm">
          <text:p/>
        </draw:line>
        <draw:line draw:style-name="gr24" draw:text-style-name="P8" draw:layer="layout" svg:x1="5.335cm" svg:y1="15.336cm" svg:x2="8.863cm" svg:y2="15.336cm">
          <text:p/>
        </draw:line>
        <draw:frame draw:style-name="gr28" draw:text-style-name="P10" draw:layer="layout" svg:width="2.157cm" svg:height="0.806cm" svg:x="12.846cm" svg:y="10.4cm">
          <draw:text-box>
            <text:p><text:span text:style-name="T3">retrieve</text:span></text:p>
          </draw:text-box>
        </draw:frame>
        <draw:frame draw:style-name="gr29" draw:text-style-name="P10" draw:layer="layout" svg:width="2.212cm" svg:height="0.806cm" svg:x="5.993cm" svg:y="14.573cm">
          <draw:text-box>
            <text:p><text:span text:style-name="T3">analyze</text:span></text:p>
          </draw:text-box>
        </draw:frame>
        <draw:frame draw:style-name="gr30" draw:text-style-name="P10" draw:layer="layout" svg:width="2.407cm" svg:height="0.806cm" svg:x="12.994cm" svg:y="14.573cm">
          <draw:text-box>
            <text:p><text:span text:style-name="T3">visualize</text:span></text:p>
          </draw:text-box>
        </draw:frame>
        <draw:frame draw:style-name="gr31" draw:text-style-name="P10" draw:layer="layout" svg:width="3.448cm" svg:height="0.806cm" svg:x="19.4cm" svg:y="14.573cm">
          <draw:text-box>
            <text:p><text:span text:style-name="T3">communicate</text:span></text:p>
          </draw:text-box>
        </draw:frame>
        <draw:frame draw:style-name="gr32" draw:text-style-name="P11" draw:layer="layout" svg:width="13.431cm" svg:height="1.673cm" svg:x="8.135cm" svg:y="1.5cm">
          <draw:text-box>
            <text:p><text:span text:style-name="T4">Data (science) pipeline</text:span></text:p>
          </draw:text-box>
        </draw:frame>
        <draw:g>
          <draw:custom-shape draw:style-name="gr1" draw:text-style-name="P1" draw:layer="layout" svg:width="3.578cm" svg:height="3.578cm" svg:x="23.043cm" svg:y="13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3" draw:text-style-name="P6" draw:layer="layout" svg:width="0.95cm" svg:height="0.7cm" svg:x="24.882cm" svg:y="14.4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34" draw:text-style-name="P8" draw:layer="layout" svg:x1="25.145cm" svg:y1="15cm" svg:x2="25.145cm" svg:y2="14.59cm">
                    <text:p/>
                  </draw:line>
                  <draw:line draw:style-name="gr34" draw:text-style-name="P8" draw:layer="layout" svg:x1="25.145cm" svg:y1="15cm" svg:x2="25.601cm" svg:y2="15cm">
                    <text:p/>
                  </draw:line>
                </draw:g>
                <draw:custom-shape draw:style-name="gr35" draw:text-style-name="P12" draw:layer="layout" svg:width="0.044cm" svg:height="0.051cm" svg:x="25.122cm" svg:y="14.561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35" draw:text-style-name="P12" draw:layer="layout" svg:width="0.046cm" svg:height="0.051cm" draw:transform="rotate (-1.5707963267949) translate (25.632cm 14.978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g>
                  <draw:line draw:style-name="gr36" draw:text-style-name="P8" draw:layer="layout" svg:x1="25.145cm" svg:y1="14.818cm" svg:x2="25.236cm" svg:y2="14.727cm">
                    <text:p/>
                  </draw:line>
                  <draw:line draw:style-name="gr36" draw:text-style-name="P8" draw:layer="layout" svg:x1="25.236cm" svg:y1="14.727cm" svg:x2="25.282cm" svg:y2="14.748cm">
                    <text:p/>
                  </draw:line>
                  <draw:line draw:style-name="gr36" draw:text-style-name="P8" draw:layer="layout" svg:x1="25.281cm" svg:y1="14.748cm" svg:x2="25.367cm" svg:y2="14.729cm">
                    <text:p/>
                  </draw:line>
                  <draw:line draw:style-name="gr36" draw:text-style-name="P8" draw:layer="layout" svg:x1="25.367cm" svg:y1="14.729cm" svg:x2="25.438cm" svg:y2="14.675cm">
                    <text:p/>
                  </draw:line>
                  <draw:line draw:style-name="gr36" draw:text-style-name="P8" draw:layer="layout" svg:x1="25.438cm" svg:y1="14.675cm" svg:x2="25.479cm" svg:y2="14.698cm">
                    <text:p/>
                  </draw:line>
                  <draw:line draw:style-name="gr36" draw:text-style-name="P8" draw:layer="layout" svg:x1="25.556cm" svg:y1="14.646cm" svg:x2="25.479cm" svg:y2="14.699cm">
                    <text:p/>
                  </draw:line>
                </draw:g>
              </draw:g>
            </draw:g>
            <draw:g>
              <draw:custom-shape draw:style-name="gr33" draw:text-style-name="P6" draw:layer="layout" svg:width="0.95cm" svg:height="0.7cm" svg:x="24.866cm" svg:y="15.5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7" draw:text-style-name="P6" draw:layer="layout" svg:width="0.086cm" svg:height="0.177cm" svg:x="25.016cm" svg:y="15.9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8" draw:text-style-name="P6" draw:layer="layout" svg:width="0.087cm" svg:height="0.379cm" svg:x="25.179cm" svg:y="15.7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9" draw:text-style-name="P6" draw:layer="layout" svg:width="0.087cm" svg:height="0.506cm" svg:x="25.355cm" svg:y="15.61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6" draw:layer="layout" svg:width="0.087cm" svg:height="0.24cm" svg:x="25.528cm" svg:y="15.8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40" draw:text-style-name="P8" draw:layer="layout" svg:x1="25.015cm" svg:y1="16.116cm" svg:x2="25.615cm" svg:y2="16.116cm">
                  <text:p/>
                </draw:line>
              </draw:g>
            </draw:g>
            <draw:g>
              <draw:line draw:style-name="gr34" draw:text-style-name="P8" draw:layer="layout" svg:x1="24.032cm" svg:y1="15.478cm" svg:x2="24.032cm" svg:y2="15.778cm">
                <text:p/>
              </draw:line>
              <draw:g>
                <draw:custom-shape draw:style-name="gr41" draw:text-style-name="P6" draw:layer="layout" svg:width="0.2cm" svg:height="0.199cm" svg:x="23.932cm" svg:y="15.2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4" draw:text-style-name="P8" draw:layer="layout" svg:x1="24.032cm" svg:y1="15.578cm" svg:x2="24.232cm" svg:y2="15.478cm">
                  <text:p/>
                </draw:line>
                <draw:line draw:style-name="gr34" draw:text-style-name="P8" draw:layer="layout" svg:x1="23.832cm" svg:y1="15.678cm" svg:x2="24.032cm" svg:y2="15.578cm">
                  <text:p/>
                </draw:line>
                <draw:line draw:style-name="gr34" draw:text-style-name="P8" draw:layer="layout" svg:x1="24.032cm" svg:y1="15.778cm" svg:x2="24.132cm" svg:y2="15.978cm">
                  <text:p/>
                </draw:line>
                <draw:line draw:style-name="gr34" draw:text-style-name="P8" draw:layer="layout" svg:x1="23.932cm" svg:y1="15.978cm" svg:x2="24.032cm" svg:y2="15.778cm">
                  <text:p/>
                </draw:line>
                <draw:line draw:style-name="gr42" draw:text-style-name="P8" draw:layer="layout" svg:x1="24.232cm" svg:y1="15.478cm" svg:x2="24.532cm" svg:y2="15.378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style:font-name-asian="Segoe UI" style:font-family-asian="'Segoe UI'" style:font-family-generic-asian="roman" style:font-pitch-asian="variable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</style:style>
    <style:style style:name="Index" style:family="graphic">
      <style:paragraph-properties fo:text-align="start"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fo:text-align="start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9T16:23:25.774000000</meta:creation-date>
    <dc:date>2019-09-21T20:04:02.084000000</dc:date>
    <meta:editing-duration>PT1H34M50S</meta:editing-duration>
    <meta:editing-cycles>4</meta:editing-cycles>
    <meta:generator>LibreOffice/6.3.1.2$Windows_X86_64 LibreOffice_project/b79626edf0065ac373bd1df5c28bd630b4424273</meta:generator>
    <meta:document-statistic meta:object-count="139"/>
  </office:meta>
</office:document-meta>
</file>